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nction deg2rad(deg) {</text:p>
      <text:p text:style-name="P2"><text:s text:c="2"/><text:span text:style-name="T1">return deg * (Math.PI / 180);</text:span></text:p>
      <text:p text:style-name="P1">}</text:p>
      <text:p text:style-name="P3"/>
      <text:p text:style-name="P1">module.exports = function getDistanceFromLatLonInKm(</text:p>
      <text:p text:style-name="P2"><text:s text:c="2"/><text:span text:style-name="T1">centerCoordinates,</text:span></text:p>
      <text:p text:style-name="P2"><text:s text:c="2"/><text:span text:style-name="T1">pointCoordinates</text:span></text:p>
      <text:p text:style-name="P1">) {</text:p>
      <text:p text:style-name="P2"><text:s text:c="2"/><text:span text:style-name="T1">const radius = 6371;</text:span></text:p>
      <text:p text:style-name="P3"/>
      <text:p text:style-name="P2"><text:s text:c="2"/><text:span text:style-name="T1">const { latitude: lat1, longitude: lon1 } = centerCoordinates;</text:span></text:p>
      <text:p text:style-name="P2"><text:s text:c="2"/><text:span text:style-name="T1">const { latitude: lat2, longitude: lon2 } = pointCoordinates;</text:span></text:p>
      <text:p text:style-name="P3"/>
      <text:p text:style-name="P2"><text:s text:c="2"/><text:span text:style-name="T1">const dLat = deg2rad(lat2 - lat1);</text:span></text:p>
      <text:p text:style-name="P2"><text:s text:c="2"/><text:span text:style-name="T1">const dLon = deg2rad(lon2 - lon1);</text:span></text:p>
      <text:p text:style-name="P3"/>
      <text:p text:style-name="P2"><text:s text:c="2"/><text:span text:style-name="T1">const a =</text:span></text:p>
      <text:p text:style-name="P2"><text:s text:c="4"/><text:span text:style-name="T1">Math.sin(dLat / 2) * Math.sin(dLat / 2) +</text:span></text:p>
      <text:p text:style-name="P2"><text:s text:c="4"/><text:span text:style-name="T1">Math.cos(deg2rad(lat1)) *</text:span></text:p>
      <text:p text:style-name="P2"><text:s text:c="6"/><text:span text:style-name="T1">Math.cos(deg2rad(lat2)) *</text:span></text:p>
      <text:p text:style-name="P2"><text:s text:c="6"/><text:span text:style-name="T1">Math.sin(dLon / 2) *</text:span></text:p>
      <text:p text:style-name="P2"><text:s text:c="6"/><text:span text:style-name="T1">Math.sin(dLon / 2);</text:span></text:p>
      <text:p text:style-name="P2"><text:s text:c="2"/><text:span text:style-name="T1">const center = 2 * Math.atan2(Math.sqrt(a), Math.sqrt(1 - a));</text:span></text:p>
      <text:p text:style-name="P2"><text:s text:c="2"/><text:span text:style-name="T1">const distance = radius * center;</text:span></text:p>
      <text:p text:style-name="P3"/>
      <text:p text:style-name="P2"><text:s text:c="2"/><text:span text:style-name="T1">return distance;</text:span></text:p>
      <text:p text:style-name="P5">};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8T20:01:47.800113284</meta:creation-date>
    <dc:date>2020-01-18T20:02:14.579662648</dc:date>
    <meta:editing-duration>PT33S</meta:editing-duration>
    <meta:editing-cycles>1</meta:editing-cycles>
    <meta:document-statistic meta:table-count="0" meta:image-count="0" meta:object-count="0" meta:page-count="1" meta:paragraph-count="22" meta:word-count="92" meta:character-count="655" meta:non-whitespace-character-count="535"/>
    <meta:generator>LibreOffice/6.3.3.2$Linux_X86_64 LibreOffice_project/30$Build-2</meta:generator>
  </office:meta>
</office:document-meta>
</file>